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Monaco" svg:font-family="Monac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4pt"/>
    </style:style>
    <style:style style:name="co2" style:family="table-column">
      <style:table-column-properties fo:break-before="auto" style:column-width="290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3.06pt"/>
    </style:style>
    <style:style style:name="co5" style:family="table-column">
      <style:table-column-properties fo:break-before="auto" style:column-width="144.26pt"/>
    </style:style>
    <style:style style:name="co6" style:family="table-column">
      <style:table-column-properties fo:break-before="auto" style:column-width="324pt"/>
    </style:style>
    <style:style style:name="co7" style:family="table-column">
      <style:table-column-properties fo:break-before="auto" style:column-width="113.75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152.36pt"/>
    </style:style>
    <style:style style:name="ro1" style:family="table-row">
      <style:table-row-properties style:row-height="92.01pt" fo:break-before="auto" style:use-optimal-row-height="false"/>
    </style:style>
    <style:style style:name="ro2" style:family="table-row">
      <style:table-row-properties style:row-height="215.01pt" fo:break-before="auto" style:use-optimal-row-height="false"/>
    </style:style>
    <style:style style:name="ro3" style:family="table-row">
      <style:table-row-properties style:row-height="216.99pt" fo:break-before="auto" style:use-optimal-row-height="false"/>
    </style:style>
    <style:style style:name="ro4" style:family="table-row">
      <style:table-row-properties style:row-height="101.99pt" fo:break-before="auto" style:use-optimal-row-height="false"/>
    </style:style>
    <style:style style:name="ro5" style:family="table-row">
      <style:table-row-properties style:row-height="104pt" fo:break-before="auto" style:use-optimal-row-height="false"/>
    </style:style>
    <style:style style:name="ro6" style:family="table-row">
      <style:table-row-properties style:row-height="117.01pt" fo:break-before="auto" style:use-optimal-row-height="false"/>
    </style:style>
    <style:style style:name="ro7" style:family="table-row">
      <style:table-row-properties style:row-height="158pt" fo:break-before="auto" style:use-optimal-row-height="false"/>
    </style:style>
    <style:style style:name="ro8" style:family="table-row">
      <style:table-row-properties style:row-height="159pt" fo:break-before="auto" style:use-optimal-row-height="false"/>
    </style:style>
    <style:style style:name="ro9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1254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1254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TCID</text:p>
          </table:table-cell>
          <table:table-cell table:style-name="ce1" office:value-type="string" calcext:value-type="string">
            <text:p>EEDPOINT</text:p>
          </table:table-cell>
          <table:table-cell table:style-name="ce4" office:value-type="string" calcext:value-type="string">
            <text:p>HTTP </text:p>
            <text:p>METHOD </text:p>
            <text:p>TYP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BODY</text:p>
          </table:table-cell>
          <table:table-cell table:style-name="ce6" office:value-type="string" calcext:value-type="string">
            <text:p>SUCCESS </text:p>
            <text:p>RESPONSEE</text:p>
          </table:table-cell>
          <table:table-cell table:style-name="ce6" office:value-type="string" calcext:value-type="string">
            <text:p>FAILURE </text:p>
            <text:p>RESPONSE</text:p>
          </table:table-cell>
          <table:table-cell table:style-name="ce6" office:value-type="string" calcext:value-type="string">
            <text:p>STATUS </text:p>
            <text:p>CODE</text:p>
          </table:table-cell>
          <table:table-cell table:style-name="ce1" office:value-type="string" calcext:value-type="string">
            <text:p>COMMENT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 love java coding</text:p>
          </table:table-cell>
          <table:table-cell office:value-type="string" calcext:value-type="string">
            <text:p>GET</text:p>
          </table:table-cell>
          <table:table-cell table:style-name="ce3" office:value-type="string" calcext:value-type="string">
            <text:p><text:a xlink:href="https://reqres.in/api/users/2" xlink:type="simple">https://reqres.in/api/users/2</text:a></text:p>
          </table:table-cell>
          <table:table-cell/>
          <table:table-cell table:style-name="ce5" office:value-type="string" calcext:value-type="string">
            <text:p>{</text:p>
            <text:p>    "data": {</text:p>
            <text:p>        "id": 2,</text:p>
            <text:p>        "email": "janet.weaver@reqres.in",</text:p>
            <text:p>        "first_name": "Janet",</text:p>
            <text:p>        "last_name": "Weaver",</text:p>
            <text:p>        "avatar": "https://s3.amazonaws.com/uifaces/faces/twitter/josephstein/128.jpg"</text:p>
            <text:p>    },</text:p>
            <text:p>    "ad": {</text:p>
            <text:p>        "company": "StatusCode Weekly",</text:p>
            <text:p>        "url": "http://statuscode.org/",</text:p>
            <text:p>        "text": "A weekly newsletter focusing on software development, infrastructure, the server, performance, and the stack end of things."</text:p>
            <text:p>    }</text:p>
            <text:p>}</text:p>
          </table:table-cell>
          <table:table-cell office:value-type="string" calcext:value-type="string">
            <text:p>N/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NGLE USER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areerhack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<text:a xlink:href="https://reqres.in/api/users" xlink:type="simple">https://reqres.in/api/users</text:a></text:p>
          </table:table-cell>
          <table:table-cell table:style-name="ce5" office:value-type="string" calcext:value-type="string">
            <text:p>Request</text:p>
            <text:p>/api/users</text:p>
            <text:p/>
            <text:p>{</text:p>
            <text:p>    "name": "morpheus",</text:p>
            <text:p>    "job": "leader"</text:p>
            <text:p>}</text:p>
          </table:table-cell>
          <table:table-cell table:style-name="ce7" office:value-type="string" calcext:value-type="string">
            <text:p>{</text:p>
            <text:p>    "name": "morpheus",</text:p>
            <text:p>    "job": "leader",</text:p>
            <text:p>    "id": "384",</text:p>
            <text:p>    "createdAt": "2020-04-21T01:44:59.684Z"</text:p>
            <text:p>}</text:p>
          </table:table-cell>
          <table:table-cell office:value-type="string" calcext:value-type="string">
            <text:p>rajib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reqres.in/" xlink:type="simple">https://reqres.in/</text:a></text:p>
          </table:table-cell>
          <table:table-cell office:value-type="string" calcext:value-type="string">
            <text:p>GET</text:p>
          </table:table-cell>
          <table:table-cell table:style-name="ce3" office:value-type="string" calcext:value-type="string">
            <text:p><text:a xlink:href="https://reqres.in/api/users?page=2" xlink:type="simple">https://reqres.in/api/users?page=2</text:a>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{</text:p>
            <text:p>    "page": 2,</text:p>
            <text:p>    "per_page": 6,</text:p>
            <text:p>    "total": 12,</text:p>
            <text:p>    "total_pages": 2,</text:p>
            <text:p>    "data": [</text:p>
            <text:p>        {</text:p>
            <text:p>            "id": 7,</text:p>
            <text:p>            "email": "michael.lawson@reqres.in",</text:p>
            <text:p>            "first_name": "Michael",</text:p>
            <text:p>            "last_name": "Lawson",</text:p>
            <text:p>            "avatar": "https://s3.amazonaws.com/uifaces/faces/twitter/follettkyle/128.jpg"</text:p>
            <text:p>        },</text:p>
            <text:p>        {</text:p>
            <text:p>            "id": 8,</text:p>
            <text:p>            "email": "lindsay.ferguson@reqres.in",</text:p>
            <text:p>            "first_name": "Lindsay",</text:p>
            <text:p>            "last_name": "Ferguson",</text:p>
            <text:p>            "avatar": "https://s3.amazonaws.com/uifaces/faces/twitter/araa3185/128.jpg"</text:p>
            <text:p>        },</text:p>
            <text:p>        {</text:p>
            <text:p>            "id": 9,</text:p>
            <text:p>            "email": "tobias.funke@reqres.in",</text:p>
            <text:p>            "first_name": "Tobias",</text:p>
            <text:p>            "last_name": "Funke",</text:p>
            <text:p>            "avatar": "https://s3.amazonaws.com/uifaces/faces/twitter/vivekprvr/128.jpg"</text:p>
            <text:p>        },</text:p>
            <text:p>        {</text:p>
            <text:p>            "id": 10,</text:p>
            <text:p>            "email": "byron.fields@reqres.in",</text:p>
            <text:p>            "first_name": "Byron",</text:p>
            <text:p>            "last_name": "Fields",</text:p>
            <text:p>            "avatar": "https://s3.amazonaws.com/uifaces/faces/twitter/russoedu/128.jpg"</text:p>
            <text:p>        },</text:p>
            <text:p>        {</text:p>
            <text:p>            "id": 11,</text:p>
            <text:p>            "email": "george.edwards@reqres.in",</text:p>
            <text:p>            "first_name": "George",</text:p>
            <text:p>            "last_name": "Edwards",</text:p>
            <text:p>            "avatar": "https://s3.amazonaws.com/uifaces/faces/twitter/mrmoiree/128.jpg"</text:p>
            <text:p>        },</text:p>
            <text:p>        {</text:p>
            <text:p>            "id": 12,</text:p>
            <text:p>            "email": "rachel.howell@reqres.in",</text:p>
            <text:p>            "first_name": "Rachel",</text:p>
            <text:p>            "last_name": "Howell",</text:p>
            <text:p>            "avatar": "https://s3.amazonaws.com/uifaces/faces/twitter/hebertialmeida/128.jpg"</text:p>
            <text:p>        }</text:p>
            <text:p>    ],</text:p>
            <text:p>    "ad": {</text:p>
            <text:p>        "company": "StatusCode Weekly",</text:p>
            <text:p>        "url": "http://statuscode.org/",</text:p>
            <text:p>        "text": "A weekly newsletter focusing on software development, infrastructure, the server, performance, and the stack end of things."</text:p>
            <text:p>    }</text:p>
          </table:table-cell>
          <table:table-cell office:value-type="string" calcext:value-type="string">
            <text:p>dhak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QUERY PARAMETERS</text:p>
          </table:table-cell>
          <table:table-cell table:number-columns-repeated="101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ttps://reqres.in/</text:p>
          </table:table-cell>
          <table:table-cell office:value-type="string" calcext:value-type="string">
            <text:p>GET</text:p>
          </table:table-cell>
          <table:table-cell table:style-name="ce3" office:value-type="string" calcext:value-type="string">
            <text:p><text:a xlink:href="https://reqres.in/api/users/2" xlink:type="simple">https://reqres.in/api/users/2</text:a>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RETURN SINGLE USER</text:p>
          </table:table-cell>
          <table:table-cell office:value-type="string" calcext:value-type="string">
            <text:p>N/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TH PERAMETERS</text:p>
          </table:table-cell>
          <table:table-cell table:number-columns-repeated="1015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services.groupkt.com/country/get/iso2code/all" xlink:type="simple">https://services.groupkt.com/country/get/iso2code/all</text:a>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style-name="ce8"/>
          <table:table-cell table:number-columns-repeated="1018"/>
        </table:table-row>
        <table:table-row table:style-name="ro5">
          <table:table-cell table:number-columns-repeated="5"/>
          <table:table-cell table:style-name="ce8"/>
          <table:table-cell table:number-columns-repeated="1018"/>
        </table:table-row>
        <table:table-row table:style-name="ro7">
          <table:table-cell table:number-columns-repeated="5"/>
          <table:table-cell table:style-name="ce8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Monaco" svg:font-family="Monac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2:13:22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04-21T00:17:01</meta:creation-date>
    <dc:date>2020-09-12T12:14:06.096000000</dc:date>
    <meta:generator>LibreOffice/6.1.6.3$Windows_X86_64 LibreOffice_project/5896ab1714085361c45cf540f76f60673dd96a72</meta:generator>
    <meta:editing-duration>PT3M14S</meta:editing-duration>
    <meta:editing-cycles>2</meta:editing-cycles>
    <meta:document-statistic meta:table-count="1" meta:cell-count="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